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241b" officeooo:paragraph-rsid="001f241b"/>
    </style:style>
    <style:style style:name="P2" style:family="paragraph" style:parent-style-name="Standard">
      <style:paragraph-properties fo:line-height="150%"/>
      <style:text-properties officeooo:rsid="001f241b" officeooo:paragraph-rsid="001f241b"/>
    </style:style>
    <style:style style:name="P3" style:family="paragraph" style:parent-style-name="Standard">
      <style:paragraph-properties fo:line-height="150%"/>
      <style:text-properties officeooo:rsid="0020eed5" officeooo:paragraph-rsid="0020eed5"/>
    </style:style>
    <style:style style:name="P4" style:family="paragraph" style:parent-style-name="Standard">
      <style:paragraph-properties fo:line-height="150%"/>
      <style:text-properties fo:color="#000000" style:text-underline-style="none" fo:font-weight="bold" officeooo:rsid="001f241b" officeooo:paragraph-rsid="001f241b" style:font-weight-asian="bold" style:font-weight-complex="bold"/>
    </style:style>
    <style:style style:name="P5" style:family="paragraph" style:parent-style-name="Standard">
      <style:paragraph-properties fo:line-height="150%"/>
      <style:text-properties fo:color="#000000" fo:font-weight="bold" officeooo:rsid="001f241b" officeooo:paragraph-rsid="001f241b" style:font-weight-asian="bold" style:font-weight-complex="bold"/>
    </style:style>
    <style:style style:name="P6" style:family="paragraph" style:parent-style-name="Standard">
      <style:paragraph-properties fo:line-height="150%"/>
      <style:text-properties officeooo:paragraph-rsid="001f241b"/>
    </style:style>
    <style:style style:name="P7" style:family="paragraph" style:parent-style-name="Header">
      <style:text-properties fo:font-size="15pt" fo:font-weight="bold" officeooo:rsid="00217388" officeooo:paragraph-rsid="00217388" style:font-size-asian="15pt" style:font-weight-asian="bold" style:font-size-complex="15pt" style:font-weight-complex="bold"/>
    </style:style>
    <style:style style:name="T1" style:family="text">
      <style:text-properties officeooo:rsid="0020eed5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0000" style:text-underline-style="none" fo:font-weight="bold" style:font-weight-asian="bold" style:font-weight-complex="bold"/>
    </style:style>
    <style:style style:name="T4" style:family="text">
      <style:text-properties fo:color="#000000" style:text-underline-style="none" fo:font-weight="bold" officeooo:rsid="001f241b" style:font-weight-asian="bold" style:font-weight-complex="bold"/>
    </style:style>
    <style:style style:name="T5" style:family="text">
      <style:text-properties fo:color="#000000" style:text-underline-style="none" fo:font-weight="bold" officeooo:rsid="00217388" style:font-weight-asian="bold" style:font-weight-complex="bold"/>
    </style:style>
    <style:style style:name="T6" style:family="text">
      <style:text-properties fo:color="#000000" style:text-line-through-style="solid" style:text-line-through-type="single" style:text-underline-style="none" fo:font-weight="bold" style:font-weight-asian="bold" style:font-weight-complex="bold"/>
    </style:style>
    <style:style style:name="T7" style:family="text">
      <style:text-properties fo:color="#000000" style:text-line-through-style="none" style:text-line-through-type="none" style:text-underline-style="none" fo:font-weight="bold" style:font-weight-asian="bold" style:font-weight-complex="bold"/>
    </style:style>
    <style:style style:name="T8" style:family="text">
      <style:text-properties fo:color="#000000"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officeooo:rsid="002173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9">1</text:span>. <text:span text:style-name="T2">Que es un lenguaje de programación</text:span></text:p>
      <text:p text:style-name="P2"/>
      <text:p text:style-name="P2">Cuando hablamos de lenguaje de programación, nos referimos a un un sistema estructurado y diseñado principalmente para que las máquinas y ordenadores se entiendan entre ellas y con nosotros, los seres humanos. En los lenguajes de programación encontramos una seria de acciones consecutivas que el ordenador debe ejecutar.</text:p>
      <text:p text:style-name="P4"/>
      <text:p text:style-name="P6"><text:span text:style-name="T5">2</text:span><text:span text:style-name="T4">. </text:span><text:a xlink:type="simple" xlink:href="http://www.scolartic.com/es/web/programacion/reto?p_p_auth=JvCeDED6&amp;p_p_id=resourceExternalActivity_WAR_liferaylmsportlet&amp;p_p_lifecycle=0&amp;p_p_state=normal&amp;p_p_mode=view&amp;p_p_col_id=column-1&amp;p_p_col_pos=2&amp;p_p_col_count=3&amp;p_r_p_564233524_actId=6214&amp;p_r_p_564233524_moduleId=5605" text:style-name="Internet_20_link" text:visited-style-name="Visited_20_Internet_20_Link"><text:span text:style-name="T8">Pensamiento computacional o «Computational Thinking</text:span></text:a></text:p>
      <text:p text:style-name="P2"/>
      <text:p text:style-name="P2">El pensamiento computacional es un método de resolución de problemas y debe su nombre por su origen en las técnicas propias de la informática. Se trata de una habilidad interesante en muchas áreas. </text:p>
      <text:p text:style-name="P2">Se divide en cuatro fases: </text:p>
      <text:p text:style-name="P2"/>
      <text:p text:style-name="P2">1. Descomposición: A partir de un gran problema, descomponemos este en pequeños trozos, con lo que al final tenemos varios pequeños problemas.</text:p>
      <text:p text:style-name="P2"/>
      <text:p text:style-name="P2">2. Patrones: A <text:span text:style-name="T9">continuación</text:span>, podemos relacionar estos pequeños problemas entre ellos, descubriendo que tienen cosas en <text:span text:style-name="T9">común.</text:span> Si somos capaces de ver esos patrones o cosas en <text:span text:style-name="T9">común</text:span>, <text:span text:style-name="T1">podemos entender esos pequeños problemas de una manera mas fácil.</text:span></text:p>
      <text:p text:style-name="P2"/>
      <text:p text:style-name="P3">3. Abstracción: Cuando hemos reconocido esos patrones, podemos buscar una solución global que nos sirva para resolver esos pequeños problemas.</text:p>
      <text:p text:style-name="P3"/>
      <text:p text:style-name="P3">4. Algoritmo: Cuando tenemos clara la solución, nos encontramos en el momento de escribir un proceso paso a paso de como llegar a la solución.</text:p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5pt" fo:font-weight="bold" officeooo:rsid="00217388" officeooo:paragraph-rsid="00217388" style:font-size-asian="15pt" style:font-weight-asian="bold" style:font-size-complex="1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ema 1 Introducción a Scratch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onso </meta:initial-creator>
    <meta:creation-date>2016-01-07T10:31:00.918637424</meta:creation-date>
    <dc:date>2016-01-07T13:20:15.382725144</dc:date>
    <dc:creator>alonso </dc:creator>
    <meta:editing-duration>PT3M32S</meta:editing-duration>
    <meta:editing-cycles>1</meta:editing-cycles>
    <meta:document-statistic meta:table-count="0" meta:image-count="0" meta:object-count="0" meta:page-count="1" meta:paragraph-count="10" meta:word-count="209" meta:character-count="1339" meta:non-whitespace-character-count="1138"/>
    <meta:generator>LibreOffice/4.4.3.2$Linux_X86_64 LibreOffice_project/40m0$Build-2</meta:generator>
  </office:meta>
</office:document-meta>
</file>